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xa Light" svg:font-family="'Nexa Light'"/>
    <style:font-face style:name="Raleway" svg:font-family="Raleway"/>
    <style:font-face style:name="Raleway1" svg:font-family="Raleway" style:font-family-generic="swiss" style:font-pitch="variable"/>
    <style:font-face style:name="Roboto" svg:font-family="Roboto"/>
    <style:font-face style:name="Roboto Light" svg:font-family="'Roboto Light'"/>
    <style:font-face style:name="Roboto Medium" svg:font-family="'Roboto Medium'"/>
    <style:font-face style:name="Roboto regular" svg:font-family="'Roboto regular'"/>
  </office:font-face-decls>
  <office:automatic-styles>
    <style:style style:name="Tabla5" style:family="table">
      <style:table-properties style:width="18.002cm" table:align="margins"/>
    </style:style>
    <style:style style:name="Tabla5.A" style:family="table-column">
      <style:table-column-properties style:column-width="3.5cm" style:rel-column-width="12739*"/>
    </style:style>
    <style:style style:name="Tabla5.B" style:family="table-column">
      <style:table-column-properties style:column-width="5.502cm" style:rel-column-width="20027*"/>
    </style:style>
    <style:style style:name="Tabla5.C" style:family="table-column">
      <style:table-column-properties style:column-width="4.5cm" style:rel-column-width="16380*"/>
    </style:style>
    <style:style style:name="Tabla5.D" style:family="table-column">
      <style:table-column-properties style:column-width="4.501cm" style:rel-column-width="16389*"/>
    </style:style>
    <style:style style:name="Tabla5.A1" style:family="table-cell">
      <style:table-cell-properties fo:padding-left="0cm" fo:padding-right="0cm" fo:padding-top="0.199cm" fo:padding-bottom="0cm" fo:border="none"/>
    </style:style>
    <style:style style:name="Tabla5.2" style:family="table-row">
      <style:table-row-properties style:min-row-height="1.039cm"/>
    </style:style>
    <style:style style:name="Tabla6" style:family="table">
      <style:table-properties style:width="17.992cm" table:align="left"/>
    </style:style>
    <style:style style:name="Tabla6.A" style:family="table-column">
      <style:table-column-properties style:column-width="4.498cm"/>
    </style:style>
    <style:style style:name="Tabla6.1" style:family="table-row">
      <style:table-row-properties style:min-row-height="1.302cm"/>
    </style:style>
    <style:style style:name="Tabla6.A1" style:family="table-cell">
      <style:table-cell-properties style:vertical-align="middle" fo:background-color="#00aeef" fo:padding-left="0.101cm" fo:padding-right="0.101cm" fo:padding-top="0.199cm" fo:padding-bottom="0.199cm" fo:border-left="1.5pt solid #00aeef" fo:border-right="none" fo:border-top="1.5pt solid #00aeef" fo:border-bottom="1.5pt solid #00aeef">
        <style:background-image/>
      </style:table-cell-properties>
    </style:style>
    <style:style style:name="Tabla6.B1" style:family="table-cell">
      <style:table-cell-properties style:vertical-align="middle" fo:padding-left="0.101cm" fo:padding-right="0.101cm" fo:padding-top="0.199cm" fo:padding-bottom="0.199cm" fo:border-left="none" fo:border-right="none" fo:border-top="1.5pt solid #00aeef" fo:border-bottom="1.5pt solid #00aeef"/>
    </style:style>
    <style:style style:name="Tabla6.C1" style:family="table-cell">
      <style:table-cell-properties style:vertical-align="middle" fo:padding-left="0.101cm" fo:padding-right="0.101cm" fo:padding-top="0.199cm" fo:padding-bottom="0.199cm" fo:border-left="none" fo:border-right="none" fo:border-top="1.5pt solid #00aeef" fo:border-bottom="1.5pt solid #00aeef"/>
    </style:style>
    <style:style style:name="Tabla6.D1" style:family="table-cell">
      <style:table-cell-properties style:vertical-align="middle" fo:padding-left="0.101cm" fo:padding-right="0.101cm" fo:padding-top="0.199cm" fo:padding-bottom="0.199cm" fo:border-left="none" fo:border-right="1.5pt solid #00aeef" fo:border-top="1.5pt solid #00aeef" fo:border-bottom="1.5pt solid #00aeef"/>
    </style:style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0.665cm" style:rel-column-width="2420*"/>
    </style:style>
    <style:style style:name="Tabla1.B" style:family="table-column">
      <style:table-column-properties style:column-width="4.632cm" style:rel-column-width="16862*"/>
    </style:style>
    <style:style style:name="Tabla1.C" style:family="table-column">
      <style:table-column-properties style:column-width="1.797cm" style:rel-column-width="6543*"/>
    </style:style>
    <style:style style:name="Tabla1.D" style:family="table-column">
      <style:table-column-properties style:column-width="1.813cm" style:rel-column-width="6601*"/>
    </style:style>
    <style:style style:name="Tabla1.E" style:family="table-column">
      <style:table-column-properties style:column-width="2.099cm" style:rel-column-width="7641*"/>
    </style:style>
    <style:style style:name="Tabla1.F" style:family="table-column">
      <style:table-column-properties style:column-width="1.392cm" style:rel-column-width="5066*"/>
    </style:style>
    <style:style style:name="Tabla1.G" style:family="table-column">
      <style:table-column-properties style:column-width="0.194cm" style:rel-column-width="706*"/>
    </style:style>
    <style:style style:name="Tabla1.H" style:family="table-column">
      <style:table-column-properties style:column-width="1.307cm" style:rel-column-width="4758*"/>
    </style:style>
    <style:style style:name="Tabla1.I" style:family="table-column">
      <style:table-column-properties style:column-width="1.993cm" style:rel-column-width="7255*"/>
    </style:style>
    <style:style style:name="Tabla1.J" style:family="table-column">
      <style:table-column-properties style:column-width="2.111cm" style:rel-column-width="7683*"/>
    </style:style>
    <style:style style:name="Tabla1.1" style:family="table-row">
      <style:table-row-properties style:min-row-height="0.794cm"/>
    </style:style>
    <style:style style:name="Tabla1.A1" style:family="table-cell">
      <style:table-cell-properties style:vertical-align="middle" fo:background-color="#0066b3" fo:padding="0cm" fo:border="none">
        <style:background-image/>
      </style:table-cell-properties>
    </style:style>
    <style:style style:name="Tabla1.A2" style:family="table-cell">
      <style:table-cell-properties style:vertical-align="middle" fo:padding="0cm" fo:border="none"/>
    </style:style>
    <style:style style:name="Tabla1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1.B3" style:family="table-cell">
      <style:table-cell-properties style:vertical-align="middle" fo:padding="0cm" fo:border="none"/>
    </style:style>
    <style:style style:name="Tabla1.C3" style:family="table-cell">
      <style:table-cell-properties style:vertical-align="middle" fo:padding="0cm" fo:border="none"/>
    </style:style>
    <style:style style:name="Tabla1.E3" style:family="table-cell">
      <style:table-cell-properties style:vertical-align="middle" fo:padding="0cm" fo:border="none"/>
    </style:style>
    <style:style style:name="Tabla1.I3" style:family="table-cell">
      <style:table-cell-properties style:vertical-align="middle" fo:padding="0cm" fo:border="none"/>
    </style:style>
    <style:style style:name="Tabla1.A4" style:family="table-cell">
      <style:table-cell-properties style:vertical-align="middle" fo:padding="0cm" fo:border="none"/>
    </style:style>
    <style:style style:name="Tabla1.A5" style:family="table-cell">
      <style:table-cell-properties style:vertical-align="" fo:background-color="#e7f6fd" fo:padding-left="0.7cm" fo:padding-right="0.101cm" fo:padding-top="0.199cm" fo:padding-bottom="0cm" fo:border="none">
        <style:background-image/>
      </style:table-cell-properties>
    </style:style>
    <style:style style:name="Tabla1.G5" style:family="table-cell">
      <style:table-cell-properties style:vertical-align="" fo:padding="0cm" fo:border="none"/>
    </style:style>
    <style:style style:name="Tabla1.H5" style:family="table-cell">
      <style:table-cell-properties style:vertical-align="middle" fo:background-color="#e7e8eb" fo:padding="0cm" fo:border="none">
        <style:background-image/>
      </style:table-cell-properties>
    </style:style>
    <style:style style:name="Tabla1.G6" style:family="table-cell">
      <style:table-cell-properties style:vertical-align="" fo:padding="0cm" fo:border="none"/>
    </style:style>
    <style:style style:name="Tabla1.7" style:family="table-row">
      <style:table-row-properties style:min-row-height="0.891cm"/>
    </style:style>
    <style:style style:name="Tabla1.G7" style:family="table-cell">
      <style:table-cell-properties style:vertical-align="" fo:padding="0cm" fo:border="none"/>
    </style:style>
    <style:style style:name="Tabla1.8" style:family="table-row">
      <style:table-row-properties style:min-row-height="0.676cm"/>
    </style:style>
    <style:style style:name="Tabla1.G8" style:family="table-cell">
      <style:table-cell-properties style:vertical-align="" fo:padding="0cm" fo:border="none"/>
    </style:style>
    <style:style style:name="P1" style:family="paragraph" style:parent-style-name="Standard">
      <style:paragraph-properties fo:line-height="150%" fo:text-align="center" style:justify-single-word="false"/>
      <style:text-properties fo:color="#333333" loext:opacity="100%" style:font-name="Roboto Light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7pt" officeooo:rsid="001812ca" officeooo:paragraph-rsid="00c6926d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7pt" officeooo:rsid="006ef9c9" officeooo:paragraph-rsid="00c6926d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10pt" style:text-underline-style="none" officeooo:rsid="00390238" officeooo:paragraph-rsid="00390238" fo:background-color="transparen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color="#333333" loext:opacity="100%" style:font-name="Lato" fo:font-size="8pt" fo:font-style="italic" style:text-underline-style="none" fo:font-weight="bold" officeooo:rsid="002db3dd" officeooo:paragraph-rsid="0163be14" style:font-size-asian="8pt" style:font-style-asian="italic" style:font-weight-asian="bold" style:font-size-complex="8pt" style:font-style-complex="italic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333333" loext:opacity="100%" style:font-name="Raleway" fo:font-size="9pt" style:text-underline-style="none" fo:font-weight="bold" officeooo:rsid="00390238" officeooo:paragraph-rsid="00c6926d" fo:background-color="transparent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333333" loext:opacity="100%" style:font-name="Raleway" fo:font-size="8pt" fo:font-weight="normal" officeooo:rsid="0197bc6c" officeooo:paragraph-rsid="00c69442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fo:color="#333333" loext:opacity="100%" style:font-name="Raleway" fo:font-size="8pt" fo:font-weight="normal" officeooo:rsid="00a0e313" officeooo:paragraph-rsid="00c69442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333333" loext:opacity="100%" style:font-name="Roboto Medium" fo:font-size="8pt" style:text-underline-style="none" fo:font-weight="normal" officeooo:rsid="002f9037" officeooo:paragraph-rsid="01c3483c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fo:color="#333333" loext:opacity="100%" style:font-name="Roboto Medium" fo:font-size="8pt" fo:font-weight="normal" officeooo:rsid="01cfab93" officeooo:paragraph-rsid="01cfab93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fo:color="#333333" loext:opacity="100%" style:font-name="Roboto Medium" fo:font-size="8pt" fo:font-weight="normal" officeooo:rsid="01d17156" officeooo:paragraph-rsid="01d17156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333333" loext:opacity="100%" style:font-name="Roboto Medium" fo:font-size="8pt" officeooo:rsid="01cfab93" officeooo:paragraph-rsid="01cfab93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style:font-name="Raleway1" fo:font-size="10pt" officeooo:rsid="01a2dded" officeooo:paragraph-rsid="01a2dded" style:font-size-asian="10pt" style:font-name-complex="Raleway1" style:font-size-complex="10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Raleway1" fo:font-size="7pt" officeooo:paragraph-rsid="01a2dded" style:font-size-asian="7pt" style:font-name-complex="Raleway1" style:font-size-complex="7pt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Raleway1" fo:font-size="7pt" officeooo:paragraph-rsid="01a2dded" style:font-size-asian="7pt" style:font-name-complex="Raleway1" style:font-size-complex="7pt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Raleway1" fo:font-size="6pt" officeooo:paragraph-rsid="01a2dded" style:font-size-asian="5.25pt" style:font-name-complex="Raleway1" style:font-size-complex="6pt"/>
    </style:style>
    <style:style style:name="P19" style:family="paragraph" style:parent-style-name="Standard">
      <style:paragraph-properties fo:text-align="start" style:justify-single-word="false"/>
      <style:text-properties style:font-name="Raleway" fo:font-size="9pt" fo:font-weight="bold" officeooo:rsid="01a2dded" officeooo:paragraph-rsid="01a2dded" style:font-size-asian="9pt" style:font-weight-asian="bold" style:font-size-complex="9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Raleway" fo:font-size="6pt" officeooo:rsid="01a2dded" officeooo:paragraph-rsid="01a2dded" style:font-size-asian="5.25pt" style:font-size-complex="6pt"/>
    </style:style>
    <style:style style:name="P21" style:family="paragraph" style:parent-style-name="Standard">
      <style:paragraph-properties fo:text-align="start" style:justify-single-word="false"/>
      <style:text-properties style:font-name="Raleway" fo:font-size="6pt" officeooo:paragraph-rsid="01885362" style:font-size-asian="5.25pt" style:font-size-complex="6pt"/>
    </style:style>
    <style:style style:name="P22" style:family="paragraph" style:parent-style-name="Standard">
      <style:paragraph-properties fo:text-align="start" style:justify-single-word="false"/>
      <style:text-properties style:font-name="Raleway" fo:font-size="7pt" officeooo:paragraph-rsid="01885362" style:font-size-asian="7pt" style:font-size-complex="7pt"/>
    </style:style>
    <style:style style:name="P23" style:family="paragraph" style:parent-style-name="Standard">
      <style:text-properties style:font-name="Raleway" fo:font-size="14pt" fo:font-weight="bold" officeooo:rsid="01bdd05f" officeooo:paragraph-rsid="01bdd05f" style:font-size-asian="14pt" style:font-weight-asian="bold" style:font-size-complex="14pt" style:font-weight-complex="bold"/>
    </style:style>
    <style:style style:name="P24" style:family="paragraph" style:parent-style-name="Frame_20_contents">
      <style:paragraph-properties fo:text-align="start" style:justify-single-word="false"/>
      <style:text-properties fo:color="#000000" loext:opacity="100%" style:font-name="Raleway" fo:font-size="8pt" officeooo:paragraph-rsid="0189b1ed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font-name="Raleway" fo:font-size="9pt" officeooo:rsid="0052b304" officeooo:paragraph-rsid="00c69442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Roboto Light" fo:font-size="8pt" style:text-underline-style="none" fo:font-weight="normal" officeooo:rsid="00facae0" officeooo:paragraph-rsid="01cc4440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Roboto Light" fo:font-size="8pt" style:text-underline-style="none" fo:font-weight="bold" officeooo:rsid="00d912b0" officeooo:paragraph-rsid="01cc4440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000000" loext:opacity="100%" style:font-name="Lato" fo:font-size="9pt" fo:font-weight="normal" officeooo:rsid="0052b304" officeooo:paragraph-rsid="00c6926d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Roboto regular" fo:font-size="8pt" officeooo:rsid="01a2dded" officeooo:paragraph-rsid="01a2dded" style:font-size-asian="8pt" style:font-size-complex="8pt"/>
    </style:style>
    <style:style style:name="P30" style:family="paragraph" style:parent-style-name="Standard">
      <style:paragraph-properties fo:text-align="start" style:justify-single-word="false"/>
      <style:text-properties style:font-name="Roboto regular" fo:font-size="8pt" officeooo:paragraph-rsid="01885362" style:font-size-asian="8pt" style:font-size-complex="8pt"/>
    </style:style>
    <style:style style:name="P31" style:family="paragraph" style:parent-style-name="Standard">
      <style:paragraph-properties fo:text-align="start" style:justify-single-word="false"/>
      <style:text-properties officeooo:paragraph-rsid="01a2dded"/>
    </style:style>
    <style:style style:name="P32" style:family="paragraph" style:parent-style-name="Table_20_Contents">
      <style:paragraph-properties fo:text-align="start" style:justify-single-word="false"/>
      <style:text-properties officeooo:paragraph-rsid="01c2ce7d"/>
    </style:style>
    <style:style style:name="P33" style:family="paragraph" style:parent-style-name="Table_20_Contents">
      <style:paragraph-properties fo:text-align="start" style:justify-single-word="false"/>
      <style:text-properties officeooo:paragraph-rsid="01cc4440"/>
    </style:style>
    <style:style style:name="P34" style:family="paragraph" style:parent-style-name="Footer">
      <style:paragraph-properties fo:text-align="end" style:justify-single-word="false"/>
      <style:text-properties officeooo:paragraph-rsid="01885362"/>
    </style:style>
    <style:style style:name="P35" style:family="paragraph" style:parent-style-name="Standard">
      <style:paragraph-properties fo:text-align="center" style:justify-single-word="false"/>
      <style:text-properties fo:color="#ffffff" loext:opacity="100%" style:font-name="Roboto" fo:font-size="9pt" fo:font-weight="bold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color="#ffffff" loext:opacity="100%" style:font-name="Roboto Medium" fo:font-size="8pt" fo:font-weight="normal" officeooo:rsid="00e6bb46" officeooo:paragraph-rsid="01bdd05f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ffffff" loext:opacity="100%" style:font-name="Roboto Medium" fo:font-size="8pt" style:text-underline-style="none" fo:font-weight="normal" officeooo:rsid="002f9037" officeooo:paragraph-rsid="01e54a50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text-align="justify" style:justify-single-word="false"/>
      <style:text-properties officeooo:paragraph-rsid="0197bc6c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197bc6c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cf41b0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cf41b0"/>
    </style:style>
    <style:style style:name="P42" style:family="paragraph" style:parent-style-name="Standard">
      <style:paragraph-properties fo:text-align="start" style:justify-single-word="false"/>
      <style:text-properties fo:color="#00aeef" loext:opacity="100%" style:font-name="Roboto regular" fo:font-size="10pt" style:text-underline-style="none" fo:font-weight="bold" officeooo:rsid="01322ced" officeooo:paragraph-rsid="0197bc6c" fo:background-color="#ffffff" style:font-size-asian="10pt" style:font-weight-asian="bold" style:font-size-complex="10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aeef" loext:opacity="100%" style:font-name="Roboto regular" fo:font-size="10pt" style:text-underline-style="none" fo:font-weight="bold" officeooo:rsid="013c4cc1" officeooo:paragraph-rsid="01187e65" fo:background-color="#ffffff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1c1c1c" loext:opacity="100%" style:font-name="Raleway" fo:font-size="16pt" style:text-underline-style="none" fo:font-weight="bold" officeooo:rsid="002db3dd" officeooo:paragraph-rsid="01bc0a06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1c1c1c" loext:opacity="100%" style:font-name="Raleway" fo:font-size="7pt" style:text-underline-style="none" fo:font-weight="normal" officeooo:rsid="002f9037" officeooo:paragraph-rsid="0197bc6c" style:font-size-asian="7pt" style:font-weight-asian="normal" style:font-size-complex="7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1c1c1c" loext:opacity="100%" style:font-name="Raleway" fo:font-size="7pt" style:text-underline-style="none" fo:font-weight="normal" officeooo:rsid="01322ced" officeooo:paragraph-rsid="01187e65" fo:background-color="#ffffff" style:font-size-asian="7pt" style:font-weight-asian="normal" style:font-size-complex="7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1c1c1c" loext:opacity="100%" style:font-name="Raleway" fo:font-size="7pt" fo:font-style="normal" style:text-underline-style="none" fo:font-weight="normal" officeooo:rsid="002f9037" officeooo:paragraph-rsid="0197bc6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8" style:family="paragraph" style:parent-style-name="Table_20_Contents">
      <style:paragraph-properties fo:text-align="end" style:justify-single-word="false"/>
      <style:text-properties fo:color="#1c1c1c" loext:opacity="100%" style:font-name="Roboto regular" fo:font-size="7pt" officeooo:rsid="006ef9c9" officeooo:paragraph-rsid="013d203e" style:font-size-asian="7pt" style:font-size-complex="7pt"/>
    </style:style>
    <style:style style:name="P49" style:family="paragraph" style:parent-style-name="Table_20_Contents">
      <style:paragraph-properties fo:text-align="end" style:justify-single-word="false"/>
      <style:text-properties fo:color="#1c1c1c" loext:opacity="100%" style:font-name="Lato" fo:font-size="9pt" fo:font-weight="normal" officeooo:rsid="0052b304" officeooo:paragraph-rsid="00c6926d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1c1c1c" loext:opacity="100%" style:font-name="Lato" fo:font-size="8pt" style:text-underline-style="none" fo:font-weight="bold" officeooo:rsid="00d9b487" officeooo:paragraph-rsid="01c2ce7d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color="#1c1c1c" loext:opacity="100%" style:font-name="Roboto Medium" fo:font-size="8pt" style:text-underline-style="none" fo:font-weight="normal" officeooo:rsid="002f9037" officeooo:paragraph-rsid="01bdd05f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aef0" loext:opacity="100%" style:font-name="Raleway" fo:font-size="8pt" style:text-underline-style="none" fo:font-weight="bold" officeooo:rsid="01322ced" officeooo:paragraph-rsid="0197bc6c" fo:background-color="#ffffff" style:font-size-asian="8pt" style:font-weight-asian="bold" style:font-size-complex="8pt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aef0" loext:opacity="100%" style:font-name="Raleway" fo:font-size="8pt" style:text-underline-style="none" fo:font-weight="bold" officeooo:rsid="013c4cc1" officeooo:paragraph-rsid="01187e65" fo:background-color="#ffffff" style:font-size-asian="8pt" style:font-weight-asian="bold" style:font-size-complex="8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aef0" loext:opacity="100%" officeooo:paragraph-rsid="01b153b9"/>
    </style:style>
    <style:style style:name="P55" style:family="paragraph" style:parent-style-name="Standard">
      <style:paragraph-properties fo:text-align="start" style:justify-single-word="false"/>
      <style:text-properties fo:color="#00aef0" loext:opacity="100%" fo:font-size="14pt" officeooo:paragraph-rsid="01b153b9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fo:color="#00aef0" loext:opacity="100%" fo:font-size="14pt" officeooo:paragraph-rsid="01bb9687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fo:color="#00aef0" loext:opacity="100%" style:font-name="Roboto Light" fo:font-size="9pt" fo:font-weight="bold" officeooo:rsid="00d912b0" officeooo:paragraph-rsid="01c2ce7d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00aef0" loext:opacity="100%" style:font-name="Roboto Light" fo:font-size="9pt" fo:font-weight="bold" officeooo:rsid="00d912b0" officeooo:paragraph-rsid="01e8e356" style:font-size-asian="9pt" style:font-weight-asian="bold" style:font-size-complex="9pt" style:font-weight-complex="bold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aef0" loext:opacity="100%" style:font-name="Roboto regular" fo:font-size="8pt" fo:font-weight="bold" officeooo:rsid="01135a6d" officeooo:paragraph-rsid="0197bc6c" style:font-size-asian="8pt" style:font-weight-asian="bold" style:font-size-complex="8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Nexa Light" fo:font-size="7pt" officeooo:paragraph-rsid="01b153b9" style:font-size-asian="7pt" style:font-size-complex="7pt"/>
    </style:style>
    <style:style style:name="P61" style:family="paragraph" style:parent-style-name="Standard">
      <style:text-properties officeooo:paragraph-rsid="01bdd05f"/>
    </style:style>
    <style:style style:name="P62" style:family="paragraph" style:parent-style-name="Standard">
      <style:text-properties style:font-name="Lato" fo:font-size="8pt" officeooo:rsid="01bdd05f" officeooo:paragraph-rsid="01bdd05f" style:font-size-asian="8pt" style:font-size-complex="8pt"/>
    </style:style>
    <style:style style:name="P63" style:family="paragraph" style:parent-style-name="Table_20_Contents">
      <style:paragraph-properties fo:text-align="start" style:justify-single-word="false"/>
      <style:text-properties style:font-name="Lato" fo:font-size="8pt" officeooo:rsid="01bdd05f" officeooo:paragraph-rsid="01c2ce7d" style:font-size-asian="8pt" style:font-size-complex="8pt"/>
    </style:style>
    <style:style style:name="P64" style:family="paragraph" style:parent-style-name="Standard">
      <style:text-properties fo:color="#666666" loext:opacity="100%" style:font-name="Raleway" fo:font-size="11pt" officeooo:rsid="01bdd05f" officeooo:paragraph-rsid="01bdd05f" style:font-size-asian="11pt" style:font-size-complex="11pt"/>
    </style:style>
    <style:style style:name="P65" style:family="paragraph" style:parent-style-name="Table_20_Contents">
      <style:paragraph-properties fo:text-align="start" style:justify-single-word="false"/>
      <style:text-properties fo:color="#666666" loext:opacity="100%" style:font-name="Raleway" fo:font-size="7pt" style:text-underline-style="none" officeooo:rsid="00390238" officeooo:paragraph-rsid="00c6926d" fo:background-color="transparent" style:font-size-asian="7pt" style:font-size-complex="7pt"/>
    </style:style>
    <style:style style:name="P66" style:family="paragraph" style:parent-style-name="Table_20_Contents">
      <style:paragraph-properties fo:text-align="end" style:justify-single-word="false"/>
      <style:text-properties fo:color="#666666" loext:opacity="100%" style:font-name="Raleway" fo:font-size="8pt" fo:font-style="italic" officeooo:rsid="014beed4" officeooo:paragraph-rsid="014beed4" style:font-size-asian="8pt" style:font-style-asian="italic" style:font-size-complex="8pt" style:font-style-complex="italic"/>
    </style:style>
    <style:style style:name="P67" style:family="paragraph" style:parent-style-name="Table_20_Contents">
      <style:text-properties officeooo:paragraph-rsid="0036b5e1"/>
    </style:style>
    <style:style style:name="P68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bold" officeooo:paragraph-rsid="0197bc6c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font-size="8pt" officeooo:paragraph-rsid="01cc4440" style:font-size-asian="8pt" style:font-size-complex="8pt"/>
    </style:style>
    <style:style style:name="P71" style:family="paragraph" style:parent-style-name="Standard">
      <style:paragraph-properties fo:break-before="page"/>
      <style:text-properties officeooo:paragraph-rsid="01a636f6"/>
    </style:style>
    <style:style style:name="P72" style:family="paragraph">
      <loext:graphic-properties draw:fill="solid" draw:fill-color="#bfc3c8"/>
      <style:paragraph-properties style:writing-mode="lr-tb"/>
    </style:style>
    <style:style style:name="P73" style:family="paragraph">
      <loext:graphic-properties draw:fill="solid" draw:fill-color="#00aeef"/>
      <style:paragraph-properties style:writing-mode="lr-tb"/>
    </style:style>
    <style:style style:name="P74" style:family="paragraph">
      <loext:graphic-properties draw:fill="solid" draw:fill-color="#00aeef" draw:opacity="100%"/>
      <style:paragraph-properties style:writing-mode="lr-tb"/>
    </style:style>
    <style:style style:name="P75" style:family="paragraph">
      <loext:graphic-properties draw:fill="solid" draw:fill-color="#eceeef" draw:opacity="100%"/>
      <style:paragraph-properties style:writing-mode="lr-tb"/>
    </style:style>
    <style:style style:name="P76" style:family="paragraph">
      <loext:graphic-properties draw:fill="solid" draw:fill-color="#d6d8dc"/>
      <style:paragraph-properties style:writing-mode="lr-tb"/>
    </style:style>
    <style:style style:name="P77" style:family="paragraph">
      <loext:graphic-properties draw:fill="solid" draw:fill-color="#d8d8d8"/>
      <style:paragraph-properties style:writing-mode="lr-tb"/>
    </style:style>
    <style:style style:name="P78" style:family="paragraph">
      <loext:graphic-properties draw:fill="solid" draw:fill-color="#eceeef"/>
      <style:paragraph-properties style:writing-mode="lr-tb"/>
    </style:style>
    <style:style style:name="P79" style:family="paragraph">
      <loext:graphic-properties draw:fill="solid" draw:fill-color="#d6d8dc" draw:opacity="100%"/>
      <style:paragraph-properties style:writing-mode="lr-tb"/>
    </style:style>
    <style:style style:name="P80" style:family="paragraph">
      <loext:graphic-properties draw:fill="solid" draw:fill-color="#aaafb5" draw:opacity="100%"/>
      <style:paragraph-properties style:writing-mode="lr-tb"/>
    </style:style>
    <style:style style:name="P81" style:family="paragraph">
      <loext:graphic-properties draw:fill="solid" draw:fill-color="#0060af" draw:opacity="100%"/>
      <style:paragraph-properties style:writing-mode="lr-tb"/>
    </style:style>
    <style:style style:name="P82" style:family="paragraph">
      <loext:graphic-properties draw:fill="solid" draw:fill-color="#d8d8d8" draw:opacity="100%"/>
      <style:paragraph-properties style:writing-mode="lr-tb"/>
    </style:style>
    <style:style style:name="T1" style:family="text">
      <style:text-properties style:font-name="Raleway" fo:font-size="7pt" style:font-size-asian="7pt" style:font-size-complex="7pt"/>
    </style:style>
    <style:style style:name="T2" style:family="text">
      <style:text-properties style:font-name="Raleway" fo:font-size="7pt" officeooo:rsid="01a2dded" style:font-size-asian="7pt" style:font-size-complex="7pt"/>
    </style:style>
    <style:style style:name="T3" style:family="text">
      <style:text-properties style:font-name="Raleway" fo:font-size="7pt" officeooo:rsid="01a742e8" style:font-size-asian="7pt" style:font-size-complex="7pt"/>
    </style:style>
    <style:style style:name="T4" style:family="text">
      <style:text-properties fo:color="#000000" loext:opacity="100%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000000" loext:opacity="100%" fo:font-size="10.5pt" fo:font-weight="bold" officeooo:rsid="00a51477" style:font-size-asian="10.5pt" style:font-weight-asian="bold" style:font-size-complex="10.5pt" style:font-weight-complex="bold"/>
    </style:style>
    <style:style style:name="T6" style:family="text">
      <style:text-properties fo:color="#000000" loext:opacity="100%" style:font-name="Roboto Light" style:text-underline-style="none" fo:font-weight="bold" officeooo:rsid="00d912b0" style:font-weight-asian="bold" style:font-weight-complex="bold"/>
    </style:style>
    <style:style style:name="T7" style:family="text">
      <style:text-properties fo:color="#000000" loext:opacity="100%" fo:font-size="8pt" officeooo:rsid="01cd0936" style:font-size-asian="8pt" style:font-size-complex="8pt"/>
    </style:style>
    <style:style style:name="T8" style:family="text">
      <style:text-properties fo:color="#333333" loext:opacity="100%" fo:font-size="10.5pt" style:text-underline-style="none" fo:font-weight="bold" officeooo:rsid="00d9b487" style:font-size-asian="10.5pt" style:font-weight-asian="bold" style:font-size-complex="10.5pt" style:font-weight-complex="bold"/>
    </style:style>
    <style:style style:name="T9" style:family="text">
      <style:text-properties style:text-underline-style="none" fo:font-weight="normal" officeooo:rsid="01cfab93" style:font-weight-asian="normal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c27a23" style:font-size-asian="10pt" style:font-size-complex="10pt"/>
    </style:style>
    <style:style style:name="T12" style:family="text">
      <style:text-properties fo:font-size="10pt" fo:font-weight="bold" officeooo:rsid="00cf41b0" style:font-size-asian="10pt" style:font-weight-asian="bold" style:font-size-complex="10pt" style:font-weight-complex="bold"/>
    </style:style>
    <style:style style:name="T13" style:family="text">
      <style:text-properties fo:font-weight="bold" officeooo:rsid="00a0e313" style:font-weight-asian="bold" style:font-weight-complex="bold"/>
    </style:style>
    <style:style style:name="T14" style:family="text">
      <style:text-properties fo:font-weight="bold" officeooo:rsid="0197bc6c" style:font-weight-asian="bold" style:font-weight-complex="bold"/>
    </style:style>
    <style:style style:name="T15" style:family="text">
      <style:text-properties officeooo:rsid="00cdabac"/>
    </style:style>
    <style:style style:name="T16" style:family="text">
      <style:text-properties officeooo:rsid="00cf41b0"/>
    </style:style>
    <style:style style:name="T17" style:family="text">
      <style:text-properties officeooo:rsid="00cf4f00"/>
    </style:style>
    <style:style style:name="T18" style:family="text">
      <style:text-properties officeooo:rsid="00d9b487"/>
    </style:style>
    <style:style style:name="T19" style:family="text">
      <style:text-properties officeooo:rsid="0110f4be"/>
    </style:style>
    <style:style style:name="T20" style:family="text">
      <style:text-properties officeooo:rsid="0197bc6c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officeooo:rsid="01cfab93"/>
    </style:style>
    <style:style style:name="T23" style:family="text">
      <style:text-properties officeooo:rsid="01d1cf1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fo:padding="0cm" fo:border="none" style:shadow="none" draw:shadow-opacity="100%"/>
    </style:style>
    <style:style style:name="gr1" style:family="graphic">
      <style:graphic-properties draw:stroke="none" draw:fill="solid" draw:fill-color="#bfc3c8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00aeef" draw:textarea-horizontal-align="left" draw:textarea-vertical-align="top" draw:auto-grow-height="false" fo:min-height="0cm" fo:min-width="17.059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00aeef" draw:opacity="100%" draw:textarea-horizontal-align="left" draw:textarea-vertical-align="top" draw:auto-grow-height="false" fo:min-height="1.96cm" fo:min-width="1.656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eceeef" draw:opacity="100%" draw:textarea-horizontal-align="left" draw:textarea-vertical-align="top" draw:auto-grow-height="false" fo:min-height="1.238cm" fo:min-width="0.515cm" fo:padding-top="0.224cm" fo:padding-bottom="0.224cm" fo:padding-left="0.448cm" fo:padding-right="0.448cm" fo:wrap-option="wrap" draw:shadow-color="#808080" style:run-through="background"/>
    </style:style>
    <style:style style:name="gr6" style:family="graphic">
      <style:graphic-properties draw:stroke="none" draw:fill="solid" draw:fill-color="#d6d8dc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/>
    </style:style>
    <style:style style:name="gr7" style:family="graphic">
      <style:graphic-properties draw:stroke="none" draw:fill="solid" draw:fill-color="#d6d8dc" draw:textarea-horizontal-align="left" draw:textarea-vertical-align="top" draw:auto-grow-height="false" fo:min-height="0.263cm" fo:min-width="0cm" fo:padding-top="0.229cm" fo:padding-bottom="0.229cm" fo:padding-left="0.441cm" fo:padding-right="0.441cm" fo:wrap-option="wrap" draw:shadow-color="#808080" style:run-through="background"/>
    </style:style>
    <style:style style:name="gr8" style:family="graphic">
      <style:graphic-properties draw:stroke="none" draw:fill="solid" draw:fill-color="#d8d8d8" draw:textarea-horizontal-align="left" draw:textarea-vertical-align="top" draw:auto-grow-height="false" fo:min-height="0.732cm" fo:min-width="0.437cm" fo:padding-top="0.229cm" fo:padding-bottom="0.229cm" fo:padding-left="0.441cm" fo:padding-right="0.441cm" fo:wrap-option="wrap" draw:shadow-color="#808080" style:run-through="background"/>
    </style:style>
    <style:style style:name="gr9" style:family="graphic">
      <style:graphic-properties draw:stroke="none" draw:fill="solid" draw:fill-color="#eceee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/>
    </style:style>
    <style:style style:name="gr10" style:family="graphic">
      <style:graphic-properties draw:stroke="none" draw:fill="solid" draw:fill-color="#eceeef" draw:textarea-horizontal-align="left" draw:textarea-vertical-align="top" draw:auto-grow-height="false" fo:min-height="1.046cm" fo:min-width="0.787cm" fo:padding-top="0.229cm" fo:padding-bottom="0.229cm" fo:padding-left="0.441cm" fo:padding-right="0.441cm" fo:wrap-option="wrap" draw:shadow-color="#808080" style:run-through="background"/>
    </style:style>
    <style:style style:name="gr11" style:family="graphic">
      <style:graphic-properties draw:stroke="none" draw:fill="solid" draw:fill-color="#eceeef" draw:textarea-horizontal-align="left" draw:textarea-vertical-align="top" draw:auto-grow-height="false" fo:min-height="0.169cm" fo:min-width="0cm" fo:padding-top="0.229cm" fo:padding-bottom="0.229cm" fo:padding-left="0.441cm" fo:padding-right="0.441cm" fo:wrap-option="wrap" draw:shadow-color="#808080" style:run-through="background"/>
    </style:style>
    <style:style style:name="gr12" style:family="graphic">
      <style:graphic-properties draw:stroke="none" draw:fill="solid" draw:fill-color="#eceeef" draw:textarea-horizontal-align="left" draw:textarea-vertical-align="top" draw:auto-grow-height="false" fo:min-height="0.409cm" fo:min-width="0.081cm" fo:padding-top="0.229cm" fo:padding-bottom="0.229cm" fo:padding-left="0.441cm" fo:padding-right="0.441cm" fo:wrap-option="wrap" draw:shadow-color="#808080" style:run-through="background"/>
    </style:style>
    <style:style style:name="gr13" style:family="graphic">
      <style:graphic-properties draw:stroke="none" draw:fill="solid" draw:fill-color="#eceeef" draw:textarea-horizontal-align="left" draw:textarea-vertical-align="top" draw:auto-grow-height="false" fo:min-height="0.637cm" fo:min-width="0.337cm" fo:padding-top="0.229cm" fo:padding-bottom="0.229cm" fo:padding-left="0.441cm" fo:padding-right="0.441cm" fo:wrap-option="wrap" draw:shadow-color="#808080" style:run-through="background"/>
    </style:style>
    <style:style style:name="gr14" style:family="graphic">
      <style:graphic-properties draw:stroke="none" draw:fill="solid" draw:fill-color="#eceeef" draw:textarea-horizontal-align="left" draw:textarea-vertical-align="top" draw:auto-grow-height="false" fo:min-height="0.034cm" fo:min-width="0cm" fo:padding-top="0.229cm" fo:padding-bottom="0.229cm" fo:padding-left="0.441cm" fo:padding-right="0.441cm" fo:wrap-option="wrap" draw:shadow-color="#808080" style:run-through="background"/>
    </style:style>
    <style:style style:name="gr15" style:family="graphic">
      <style:graphic-properties draw:stroke="none" draw:fill="solid" draw:fill-color="#eceeef" draw:textarea-horizontal-align="left" draw:textarea-vertical-align="top" draw:auto-grow-height="false" fo:min-height="0.138cm" fo:min-width="0cm" fo:padding-top="0.229cm" fo:padding-bottom="0.229cm" fo:padding-left="0.441cm" fo:padding-right="0.441cm" fo:wrap-option="wrap" draw:shadow-color="#808080" style:run-through="background"/>
    </style:style>
    <style:style style:name="gr16" style:family="graphic">
      <style:graphic-properties draw:stroke="none" draw:fill="solid" draw:fill-color="#d6d8dc" draw:textarea-horizontal-align="left" draw:textarea-vertical-align="top" draw:auto-grow-height="false" fo:min-height="0.282cm" fo:min-width="0cm" fo:padding-top="0.229cm" fo:padding-bottom="0.229cm" fo:padding-left="0.441cm" fo:padding-right="0.441cm" fo:wrap-option="wrap" draw:shadow-color="#808080" style:run-through="background"/>
    </style:style>
    <style:style style:name="gr17" style:family="graphic">
      <style:graphic-properties draw:stroke="none" draw:fill="solid" draw:fill-color="#00aeef" draw:textarea-horizontal-align="left" draw:textarea-vertical-align="top" draw:auto-grow-height="false" fo:min-height="0.512cm" fo:min-width="0.198cm" fo:padding-top="0.229cm" fo:padding-bottom="0.229cm" fo:padding-left="0.441cm" fo:padding-right="0.441cm" fo:wrap-option="wrap" draw:shadow-color="#808080" style:run-through="background"/>
    </style:style>
    <style:style style:name="gr18" style:family="graphic">
      <style:graphic-properties draw:stroke="none" draw:fill="solid" draw:fill-color="#d6d8dc" draw:opacity="100%" draw:textarea-horizontal-align="left" draw:textarea-vertical-align="top" draw:auto-grow-height="false" fo:min-height="0.452cm" fo:min-width="0.374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draw:fill="solid" draw:fill-color="#aaafb5" draw:opacity="100%" draw:textarea-horizontal-align="left" draw:textarea-vertical-align="top" draw:auto-grow-height="false" fo:min-height="1.025cm" fo:min-width="1.238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draw:fill="solid" draw:fill-color="#bfc3c8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draw:fill="solid" draw:fill-color="#0060af" draw:opacity="100%" draw:textarea-horizontal-align="left" draw:textarea-vertical-align="top" draw:auto-grow-height="false" fo:min-height="0.857cm" fo:min-width="1.207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draw:fill="solid" draw:fill-color="#d8d8d8" draw:opacity="100%" draw:textarea-horizontal-align="left" draw:textarea-vertical-align="top" draw:auto-grow-height="false" fo:min-height="0.27cm" fo:min-width="0.739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draw:fill="solid" draw:fill-color="#d8d8d8" draw:opacity="100%" draw:textarea-horizontal-align="left" draw:textarea-vertical-align="top" draw:auto-grow-height="false" fo:min-height="2.043cm" fo:min-width="1.08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bf_report_footer" text:name="py3o.o.company_id.bf_report_footer"/>
        <text:user-field-decl office:value-type="string" office:string-value="o.company_id.phone" text:name="py3o.o.company_id.phone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bf_display_address" text:name="py3o.o.company_id.bf_display_address"/>
        <text:user-field-decl office:value-type="string" office:string-value="o.name" text:name="py3o.o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ice_unit" text:name="py3o.line.bf_price_unit"/>
        <text:user-field-decl office:value-type="string" office:string-value="bf_amount_untaxed" text:name="py3o.o.bf_amount_untaxed"/>
        <text:user-field-decl office:value-type="string" office:string-value="bf_amount_tax" text:name="py3o.o.bf_amount_tax"/>
        <text:user-field-decl office:value-type="string" office:string-value="bf_amount_total" text:name="py3o.o.bf_amount_total"/>
        <text:user-field-decl office:value-type="string" office:string-value="o.fiscal_position_id.bf_note" text:name="py3o.o.fiscal_position_id.bf_note"/>
        <text:user-field-decl office:value-type="string" office:string-value="iphone" text:name="py3o.iphone"/>
        <text:user-field-decl office:value-type="string" office:string-value="o.vat_label_full" text:name="py3o.o.vat_label_full"/>
        <text:user-field-decl office:value-type="string" office:string-value="bf_state" text:name="py3o.o.bf_state"/>
        <text:user-field-decl office:value-type="string" office:string-value="o.bf_date_order" text:name="py3o.o.bf_date_order"/>
        <text:user-field-decl office:value-type="string" office:string-value="line.product_id.name" text:name="py3o.line.product_id.name"/>
        <text:user-field-decl office:value-type="string" office:string-value="ipushpin" text:name="py3o.ipushpin"/>
        <text:user-field-decl office:value-type="string" office:string-value="iwebsite" text:name="py3o.iwebsite"/>
        <text:user-field-decl office:value-type="string" office:string-value="display_address" text:name="py3o.o.partner_id.bf_display_address_without_company"/>
        <text:user-field-decl office:value-type="string" office:string-value="display_name" text:name="py3o.o.partner_id.display_name"/>
        <text:user-field-decl office:value-type="string" office:string-value="bf_data_line_break" text:name="py3o.o.partner_id.bf_data_line_break"/>
        <text:user-field-decl office:value-type="string" office:string-value="o.dest_address_id.bf_display_address" text:name="py3o.o.dest_address_id.bf_display_address"/>
        <text:user-field-decl office:value-type="string" office:string-value="o.dest_address_id.phone" text:name="py3o.o.dest_address_id.phone"/>
        <text:user-field-decl office:value-type="string" office:string-value="o.picking_type_id.warehouse_id.name" text:name="py3o.o.picking_type_id.warehouse_id.name"/>
        <text:user-field-decl office:value-type="string" office:string-value="o.picking_type_id.warehouse_id.partner_id.display_address" text:name="py3o.o.picking_type_id.warehouse_id.partner_id.display_address"/>
        <text:user-field-decl office:value-type="string" office:string-value="line.bf_product_qty" text:name="py3o.line.bf_product_qty"/>
        <text:user-field-decl office:value-type="string" office:string-value="line.bf_taxes_id" text:name="py3o.line.bf_taxes_id"/>
        <text:user-field-decl office:value-type="string" office:string-value="o.payment_term_id.bf_note" text:name="py3o.o.payment_term_id.bf_note"/>
        <text:user-field-decl office:value-type="string" office:string-value="o.bf_notes" text:name="py3o.o.bf_notes"/>
        <text:user-field-decl office:value-type="string" office:string-value="o.bf_date_approve" text:name="py3o.o.bf_date_approve"/>
        <text:user-field-decl office:value-type="string" office:string-value="uom" text:name="py3o.line.product_uom.name"/>
        <text:user-field-decl office:value-type="string" office:string-value="line.date_planned" text:name="py3o.line.date_planned"/>
        <text:user-field-decl office:value-type="string" office:string-value="o.number_label" text:name="py3o.o.number_label"/>
        <text:user-field-decl office:value-type="string" office:string-value="o.bf_partner_ref" text:name="py3o.o.bf_partner_ref"/>
        <text:user-field-decl office:value-type="string" office:string-value="line.bf_price_subtotal" text:name="py3o.line.bf_price_subtotal"/>
        <text:user-field-decl office:value-type="string" office:string-value="o.company_id.bf_report_header" text:name="py3o.o.company_id.bf_report_header"/>
      </text:user-field-decls>
      <text:p text:style-name="P7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eLine487911904">
          <table:table-cell table:style-name="Tabla5.A1" office:value-type="string">
            <text:p text:style-name="P56"><text:user-field-get text:name="py3o.iphone">iphone</text:user-field-get></text:p>
          </table:table-cell>
          <table:table-cell table:style-name="Tabla5.A1" office:value-type="string">
            <text:p text:style-name="P54"><text:s/><text:span text:style-name="T21"><text:user-field-get text:name="py3o.iwebsite">iwebsite</text:user-field-get></text:span></text:p>
          </table:table-cell>
          <table:table-cell table:style-name="Tabla5.A1" office:value-type="string">
            <text:p text:style-name="P55"><text:user-field-get text:name="py3o.ipushpin">ipushpin</text:user-field-get></text:p>
          </table:table-cell>
          <table:table-cell table:style-name="Tabla5.A1" table:number-rows-spanned="2" office:value-type="string">
            <text:p text:style-name="P44"><text:user-field-get text:name="py3o.o.name">o.name</text:user-field-get></text:p>
          </table:table-cell>
        </table:table-row>
        <table:table-row table:style-name="Tabla5.2">
          <table:table-cell table:style-name="Tabla5.A1" office:value-type="string">
            <text:p text:style-name="P60"><text:user-field-get text:name="py3o.o.company_id.phone">o.company_id.phone</text:user-field-get></text:p>
          </table:table-cell>
          <table:table-cell table:style-name="Tabla5.A1" office:value-type="string">
            <text:p text:style-name="P60"><text:user-field-get text:name="py3o.o.company_id.email">o.company_id.email</text:user-field-get></text:p>
            <text:p text:style-name="P60"><text:user-field-get text:name="py3o.o.company_id.website">o.company_id.website</text:user-field-get></text:p>
          </table:table-cell>
          <table:table-cell table:style-name="Tabla5.A1" office:value-type="string">
            <text:p text:style-name="P60"><text:user-field-get text:name="py3o.o.company_id.bf_display_address">o.company_id.bf_display_address</text:user-field-get></text:p>
          </table:table-cell>
          <table:covered-table-cell table:style-name="Tabla5.A1"/>
        </table:table-row>
      </table:table>
      <text:p text:style-name="P64"><text:user-field-get text:name="py3o.o.number_label">o.number_label</text:user-field-get></text:p>
      <text:p text:style-name="P23"><draw:custom-shape text:anchor-type="char" draw:z-index="10" draw:name="Rectangle 148" draw:style-name="gr2" draw:text-style-name="P73" svg:width="17.941cm" svg:height="0.054cm" svg:x="0.004cm" svg:y="0.547cm"><text:p/><draw:enhanced-geometry svg:viewBox="0 0 21600 21600" draw:type="rectangle" draw:enhanced-path="M 0 0 L 21600 0 21600 21600 0 21600 0 0 Z N"/></draw:custom-shape><text:user-field-get text:name="py3o.o.partner_id.display_name">display_name</text:user-field-get></text:p>
      <text:p text:style-name="P62"><text:user-field-get text:name="py3o.o.partner_id.bf_display_address_without_company">display_address</text:user-field-get></text:p>
      <text:p text:style-name="P62"><text:user-field-get text:name="py3o.o.partner_id.bf_data_line_break">bf_data_line_break</text:user-field-get></text:p>
      <text:p text:style-name="P32"><text:a xlink:type="simple" xlink:href="py3o://if=%22o.partner_id.vat%22" text:style-name="Internet_20_link" text:visited-style-name="Visited_20_Internet_20_Link"><text:span text:style-name="T8">if="o.partner_id.vat"</text:span></text:a></text:p>
      <text:p text:style-name="P50"><text:user-field-get text:name="py3o.o.vat_label_full">o.vat_label_full</text:user-field-get></text:p>
      <text:p text:style-name="P63"><text:a xlink:type="simple" xlink:href="py3o:///if" text:style-name="Internet_20_link" text:visited-style-name="Visited_20_Internet_20_Link"><text:span text:style-name="T18">if</text:span></text:a></text:p>
      <text:p text:style-name="P57"/>
      <text:p text:style-name="P33"><text:a xlink:type="simple" xlink:href="py3o://if=%22o.dest_address_id%22" text:style-name="Internet_20_link" text:visited-style-name="Visited_20_Internet_20_Link"><text:span text:style-name="T7">if="o.dest_address_id"</text:span></text:a></text:p>
      <text:p text:style-name="P58">Shipping address</text:p>
      <text:p text:style-name="P26"><text:user-field-get text:name="py3o.o.dest_address_id.bf_display_address">o.dest_address_id.bf_display_address</text:user-field-get></text:p>
      <text:p text:style-name="P26"><text:user-field-get text:name="py3o.iphone">iphone</text:user-field-get><text:s/><text:user-field-get text:name="py3o.o.dest_address_id.phone">o.dest_address_id.phone</text:user-field-get></text:p>
      <text:p text:style-name="P70"><text:a xlink:type="simple" xlink:href="py3o:///if" text:style-name="Internet_20_link" text:visited-style-name="Visited_20_Internet_20_Link"><text:span text:style-name="T6">if</text:span></text:a></text:p>
      <text:p text:style-name="P27"/>
      <table:table table:name="Tabla6" table:style-name="Tabla6">
        <table:table-column table:style-name="Tabla6.A" table:number-columns-repeated="4"/>
        <table:table-row table:style-name="Tabla6.1">
          <table:table-cell table:style-name="Tabla6.A1" office:value-type="string">
            <text:p text:style-name="P36"><text:span text:style-name="T22">Order</text:span> Date</text:p>
            <text:p text:style-name="P37"><text:user-field-get text:name="py3o.o.bf_date_order">o.bf_date_order</text:user-field-get></text:p>
          </table:table-cell>
          <table:table-cell table:style-name="Tabla6.B1" office:value-type="string">
            <text:p text:style-name="P13">Approval Date</text:p>
            <text:p text:style-name="P51"><text:user-field-get text:name="py3o.o.bf_date_approve">o.bf_date_approve</text:user-field-get></text:p>
          </table:table-cell>
          <table:table-cell table:style-name="Tabla6.C1" office:value-type="string">
            <text:p text:style-name="P12">Our Order Reference</text:p>
            <text:p text:style-name="P51"><text:user-field-get text:name="py3o.o.name">o.name</text:user-field-get></text:p>
          </table:table-cell>
          <table:table-cell table:style-name="Tabla6.D1" office:value-type="string">
            <text:p text:style-name="P14">Your Order Reference</text:p>
            <text:p text:style-name="P11"><text:user-field-get text:name="py3o.o.bf_partner_ref">o.bf_partner_ref</text:user-field-get></text:p>
          </table:table-cell>
        </table:table-row>
      </table:table>
      <text:p text:style-name="P6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header-rows>
          <table:table-row table:style-name="Tabla1.1">
            <table:table-cell table:style-name="Tabla1.A1" office:value-type="string">
              <text:p text:style-name="P35">#</text:p>
            </table:table-cell>
            <table:table-cell table:style-name="Tabla1.A1" office:value-type="string">
              <text:p text:style-name="P35">DESCRIPTION</text:p>
            </table:table-cell>
            <table:table-cell table:style-name="Tabla1.A1" office:value-type="string">
              <text:p text:style-name="P35">IMAGE</text:p>
            </table:table-cell>
            <table:table-cell table:style-name="Tabla1.A1" office:value-type="string">
              <text:p text:style-name="P35">Q<text:span text:style-name="T19">TY</text:span></text:p>
            </table:table-cell>
            <table:table-cell table:style-name="Tabla1.A1" office:value-type="string">
              <text:p text:style-name="P35">U. P<text:span text:style-name="T19">RICE</text:span></text:p>
            </table:table-cell>
            <table:table-cell table:style-name="Tabla1.A1" table:number-columns-spanned="3" office:value-type="string">
              <text:p text:style-name="P35">D<text:span text:style-name="T23">ATE REQ.</text:span></text:p>
            </table:table-cell>
            <table:covered-table-cell/>
            <table:covered-table-cell/>
            <table:table-cell table:style-name="Tabla1.A1" office:value-type="string">
              <text:p text:style-name="P35">TAXES</text:p>
            </table:table-cell>
            <table:table-cell table:style-name="Tabla1.A1" office:value-type="string">
              <text:p text:style-name="P35">PRICE</text:p>
            </table:table-cell>
          </table:table-row>
        </table:table-header-rows>
        <table:table-row table:style-name="TableLine508781904">
          <table:table-cell table:style-name="Tabla1.A2" table:number-columns-spanned="10" office:value-type="string">
            <text:p text:style-name="P67"><text:a xlink:type="simple" xlink:href="py3o://for=%22line_count,%20line%20in%20enumerate(o.order_line,%201)%22" text:style-name="Internet_20_link" text:visited-style-name="Visited_20_Internet_20_Link"><text:span text:style-name="T11">for="line_count, line in enumerate(o.order_line, 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441824368">
          <table:table-cell table:style-name="Tabla1.A3" office:value-type="string">
            <text:p text:style-name="P6"><text:user-field-get text:name="py3o.line_count">i</text:user-field-get></text:p>
          </table:table-cell>
          <table:table-cell table:style-name="Tabla1.B3" office:value-type="string">
            <text:p text:style-name="P8"><text:user-field-get text:name="py3o.line.product_id.name">line.product_id.name</text:user-field-get></text:p>
            <text:p text:style-name="P65"><text:user-field-get text:name="py3o.line.bf_name">line.bf_name</text:user-field-get></text:p>
          </table:table-cell>
          <table:table-cell table:style-name="Tabla1.C3" office:value-type="string">
            <text:p text:style-name="P68"><draw:frame draw:style-name="fr2" draw:name="py3o.image(line.product_id.image_128, 'png', width='1cm', height='1cm', isb64=True)" text:anchor-type="as-char" svg:width="1.131cm" draw:z-index="9"><draw:text-box fo:min-height="0.79cm"><text:p text:style-name="Frame_20_contents"/></draw:text-box></draw:frame></text:p>
          </table:table-cell>
          <table:table-cell table:style-name="Tabla1.A3" office:value-type="string">
            <text:p text:style-name="P4"><text:user-field-get text:name="py3o.line.bf_product_qty">line.bf_product_qty</text:user-field-get><text:s/><text:user-field-get text:name="py3o.line.product_uom.name">uom</text:user-field-get></text:p>
          </table:table-cell>
          <table:table-cell table:style-name="Tabla1.E3" office:value-type="string">
            <text:p text:style-name="P3"><text:user-field-get text:name="py3o.line.bf_price_unit">line.bf_price_unit</text:user-field-get></text:p>
          </table:table-cell>
          <table:table-cell table:style-name="Tabla1.A3" table:number-columns-spanned="3" office:value-type="string">
            <text:p text:style-name="P5"><text:user-field-get text:name="py3o.line.date_planned">line.date_planned</text:user-field-get></text:p>
          </table:table-cell>
          <table:covered-table-cell/>
          <table:covered-table-cell/>
          <table:table-cell table:style-name="Tabla1.I3" office:value-type="string">
            <text:p text:style-name="P2"><text:user-field-get text:name="py3o.line.bf_taxes_id">line.bf_taxes_id</text:user-field-get></text:p>
          </table:table-cell>
          <table:table-cell table:style-name="Tabla1.A3" office:value-type="string">
            <text:p text:style-name="P48"><text:user-field-get text:name="py3o.line.bf_price_subtotal">line.bf_price_subtotal</text:user-field-get></text:p>
          </table:table-cell>
        </table:table-row>
        <table:table-row table:style-name="TableLine150786208">
          <table:table-cell table:style-name="Tabla1.A4" table:number-columns-spanned="10" office:value-type="string">
            <text:p text:style-name="P67"><text:a xlink:type="simple" xlink:href="py3o:///for" text:style-name="Internet_20_link" text:visited-style-name="Visited_20_Internet_20_Link"><text:span text:style-name="T10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419184832">
          <table:table-cell table:style-name="Tabla1.A5" table:number-rows-spanned="4" table:number-columns-spanned="6" office:value-type="string">
            <text:p text:style-name="P39"><text:a xlink:type="simple" xlink:href="py3o://if=%22o.notes%22" text:style-name="Internet_20_link" text:visited-style-name="Visited_20_Internet_20_Link"><text:span text:style-name="T9">if="o.notes"</text:span></text:a></text:p>
            <text:p text:style-name="P59">Terms &amp; Conditions/<text:span text:style-name="T20">Notes:</text:span></text:p>
            <text:p text:style-name="P47"><text:user-field-get text:name="py3o.o.bf_notes">o.bf_notes</text:user-field-get></text:p>
            <text:p text:style-name="P69"><text:a xlink:type="simple" xlink:href="py3o:///if" text:style-name="Internet_20_link" text:visited-style-name="Visited_20_Internet_20_Link"><text:span text:style-name="T15">if</text:span></text:a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8" table:number-rows-spanned="4" office:value-type="string">
            <text:p text:style-name="Standard"/>
          </table:table-cell>
          <table:table-cell table:style-name="Tabla1.H5" table:number-columns-spanned="2" office:value-type="string">
            <text:p text:style-name="P9">Subtotal</text:p>
          </table:table-cell>
          <table:covered-table-cell/>
          <table:table-cell table:style-name="Tabla1.H5" office:value-type="string">
            <text:p text:style-name="P49"><text:user-field-get text:name="py3o.o.bf_amount_untaxed">bf_amount_untaxed</text:user-field-get></text:p>
          </table:table-cell>
        </table:table-row>
        <table:table-row table:style-name="TableLine418864400">
          <table:covered-table-cell table:style-name="Tabla1.A5"/>
          <table:covered-table-cell/>
          <table:covered-table-cell/>
          <table:covered-table-cell/>
          <table:covered-table-cell/>
          <table:covered-table-cell/>
          <table:covered-table-cell table:style-name="Tabla1.G8"/>
          <table:table-cell table:style-name="Tabla1.H5" table:number-columns-spanned="2" office:value-type="string">
            <text:p text:style-name="P10">Taxes</text:p>
          </table:table-cell>
          <table:covered-table-cell/>
          <table:table-cell table:style-name="Tabla1.H5" office:value-type="string">
            <text:p text:style-name="P49"><text:user-field-get text:name="py3o.o.bf_amount_tax">bf_amount_tax</text:user-field-get></text:p>
          </table:table-cell>
        </table:table-row>
        <table:table-row table:style-name="Tabla1.7">
          <table:covered-table-cell table:style-name="Tabla1.A5"/>
          <table:covered-table-cell/>
          <table:covered-table-cell/>
          <table:covered-table-cell/>
          <table:covered-table-cell/>
          <table:covered-table-cell/>
          <table:covered-table-cell table:style-name="Tabla1.G8"/>
          <table:table-cell table:style-name="Tabla1.H5" table:number-columns-spanned="2" office:value-type="string">
            <text:p text:style-name="P25"><text:span text:style-name="T14">Grand </text:span><text:span text:style-name="T13">Total</text:span></text:p>
          </table:table-cell>
          <table:covered-table-cell/>
          <table:table-cell table:style-name="Tabla1.H5" office:value-type="string">
            <text:p text:style-name="P28"><text:user-field-get text:name="py3o.o.bf_amount_total">bf_amount_total</text:user-field-get></text:p>
          </table:table-cell>
        </table:table-row>
        <table:table-row table:style-name="Tabla1.8">
          <table:covered-table-cell table:style-name="Tabla1.A5"/>
          <table:covered-table-cell/>
          <table:covered-table-cell/>
          <table:covered-table-cell/>
          <table:covered-table-cell/>
          <table:covered-table-cell/>
          <table:covered-table-cell table:style-name="Tabla1.G8"/>
          <table:table-cell table:style-name="Tabla1.H5" table:number-columns-spanned="2" office:value-type="string">
            <text:p text:style-name="P66">State</text:p>
          </table:table-cell>
          <table:covered-table-cell/>
          <table:table-cell table:style-name="Tabla1.H5" office:value-type="string">
            <text:p text:style-name="P7"><text:user-field-get text:name="py3o.o.bf_state">bf_state</text:user-field-get></text:p>
          </table:table-cell>
        </table:table-row>
      </table:table>
      <text:p text:style-name="P41"><text:a xlink:type="simple" xlink:href="py3o://if=%22o.fiscal_position_id.note%22" text:style-name="Internet_20_link" text:visited-style-name="Visited_20_Internet_20_Link"><text:span text:style-name="T17">if="o.fiscal_position_id.note"</text:span></text:a></text:p>
      <text:p text:style-name="P43"/>
      <text:p text:style-name="P53">Fiscal Position Remark</text:p>
      <text:p text:style-name="P46"><text:user-field-get text:name="py3o.o.fiscal_position_id.bf_note">o.fiscal_position_id.bf_note</text:user-field-get></text:p>
      <text:p text:style-name="P40"><text:a xlink:type="simple" xlink:href="py3o:///if" text:style-name="Internet_20_link" text:visited-style-name="Visited_20_Internet_20_Link"><text:span text:style-name="T17">if</text:span></text:a></text:p>
      <text:p text:style-name="P38"><text:a xlink:type="simple" xlink:href="py3o://if=%22o.payment_term_id%22" text:style-name="Internet_20_link" text:visited-style-name="Visited_20_Internet_20_Link"><text:span text:style-name="T16">if="o.payment_term_id"</text:span></text:a></text:p>
      <text:p text:style-name="P42"/>
      <text:p text:style-name="P52">Payment Terms</text:p>
      <text:p text:style-name="P45"><text:user-field-get text:name="py3o.o.payment_term_id.bf_note">o.payment_term_id.bf_note</text:user-field-get></text:p>
      <text:p text:style-name="P39"><text:a xlink:type="simple" xlink:href="py3o:///if" text:style-name="Internet_20_link" text:visited-style-name="Visited_20_Internet_20_Link"><text:span text:style-name="T12">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xa Light" svg:font-family="'Nexa Light'"/>
    <style:font-face style:name="Raleway" svg:font-family="Raleway"/>
    <style:font-face style:name="Raleway1" svg:font-family="Raleway" style:font-family-generic="swiss" style:font-pitch="variable"/>
    <style:font-face style:name="Roboto" svg:font-family="Roboto"/>
    <style:font-face style:name="Roboto Light" svg:font-family="'Roboto Light'"/>
    <style:font-face style:name="Roboto Medium" svg:font-family="'Roboto Medium'"/>
    <style:font-face style:name="Roboto regular" svg:font-family="'Roboto regular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3.298cm" style:rel-column-width="12007*"/>
    </style:style>
    <style:style style:name="Tabla4.C" style:family="table-column">
      <style:table-column-properties style:column-width="5.098cm" style:rel-column-width="18557*"/>
    </style:style>
    <style:style style:name="Tabla4.D" style:family="table-column">
      <style:table-column-properties style:column-width="6.308cm" style:rel-column-width="22964*"/>
    </style:style>
    <style:style style:name="Tabla4.A1" style:family="table-cell">
      <style:table-cell-properties fo:padding="0cm" fo:border="none"/>
    </style:style>
    <style:style style:name="Tabla4.B2" style:family="table-cell">
      <style:table-cell-properties fo:padding-left="0cm" fo:padding-right="0cm" fo:padding-top="0cm" fo:padding-bottom="0.199cm" fo:border="none"/>
    </style:style>
    <style:style style:name="Tabla4.3" style:family="table-row">
      <style:table-row-properties style:min-row-height="1.039cm"/>
    </style:style>
    <style:style style:name="MP1" style:family="paragraph" style:parent-style-name="Standard">
      <style:paragraph-properties fo:line-height="150%" fo:text-align="center" style:justify-single-word="false"/>
      <style:text-properties fo:color="#333333" loext:opacity="100%" style:font-name="Roboto Light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>
      <loext:graphic-properties draw:fill="solid" draw:fill-color="#d8d8d8" draw:opacity="100%"/>
      <style:paragraph-properties style:writing-mode="lr-tb"/>
    </style:style>
    <style:style style:name="MP3" style:family="paragraph">
      <loext:graphic-properties draw:fill="solid" draw:fill-color="#0060af" draw:opacity="100%"/>
      <style:paragraph-properties style:writing-mode="lr-tb"/>
    </style:style>
    <style:style style:name="MP4" style:family="paragraph">
      <loext:graphic-properties draw:fill="solid" draw:fill-color="#aaafb5" draw:opacity="100%"/>
      <style:paragraph-properties style:writing-mode="lr-tb"/>
    </style:style>
    <style:style style:name="MP5" style:family="paragraph">
      <loext:graphic-properties draw:fill="solid" draw:fill-color="#d6d8dc" draw:opacity="100%"/>
      <style:paragraph-properties style:writing-mode="lr-tb"/>
    </style:style>
    <style:style style:name="MP6" style:family="paragraph">
      <loext:graphic-properties draw:fill="solid" draw:fill-color="#eceeef" draw:opacity="100%"/>
      <style:paragraph-properties style:writing-mode="lr-tb"/>
    </style:style>
    <style:style style:name="MP7" style:family="paragraph">
      <loext:graphic-properties draw:fill="solid" draw:fill-color="#d6d8dc"/>
      <style:paragraph-properties style:writing-mode="lr-tb"/>
    </style:style>
    <style:style style:name="MP8" style:family="paragraph">
      <loext:graphic-properties draw:fill="solid" draw:fill-color="#d8d8d8"/>
      <style:paragraph-properties style:writing-mode="lr-tb"/>
    </style:style>
    <style:style style:name="MP9" style:family="paragraph">
      <loext:graphic-properties draw:fill="solid" draw:fill-color="#eceeef"/>
      <style:paragraph-properties style:writing-mode="lr-tb"/>
    </style:style>
    <style:style style:name="MP10" style:family="paragraph">
      <loext:graphic-properties draw:fill="solid" draw:fill-color="#00aeef"/>
      <style:paragraph-properties style:writing-mode="lr-tb"/>
    </style:style>
    <style:style style:name="MP11" style:family="paragraph">
      <loext:graphic-properties draw:fill="solid" draw:fill-color="#00aeef" draw:opacity="100%"/>
      <style:paragraph-properties style:writing-mode="lr-tb"/>
    </style:style>
    <style:style style:name="MP12" style:family="paragraph" style:parent-style-name="Footer">
      <style:paragraph-properties fo:text-align="end" style:justify-single-word="false"/>
      <style:text-properties officeooo:paragraph-rsid="01885362"/>
    </style:style>
    <style:style style:name="MP13" style:family="paragraph" style:parent-style-name="Standard">
      <style:paragraph-properties fo:text-align="start" style:justify-single-word="false"/>
      <style:text-properties style:font-name="Raleway1" fo:font-size="10pt" officeooo:rsid="01a2dded" officeooo:paragraph-rsid="01a2dded" style:font-size-asian="10pt" style:font-name-complex="Raleway1" style:font-size-complex="10pt"/>
    </style:style>
    <style:style style:name="MP14" style:family="paragraph" style:parent-style-name="Standard">
      <style:paragraph-properties fo:text-align="start" style:justify-single-word="false"/>
      <style:text-properties style:font-name="Raleway" fo:font-size="9pt" fo:font-weight="bold" officeooo:rsid="01a2dded" officeooo:paragraph-rsid="01a2dded" style:font-size-asian="9pt" style:font-weight-asian="bold" style:font-size-complex="9pt" style:font-weight-complex="bold"/>
    </style:style>
    <style:style style:name="MP15" style:family="paragraph" style:parent-style-name="Frame_20_contents">
      <style:paragraph-properties fo:text-align="start" style:justify-single-word="false"/>
      <style:text-properties fo:color="#000000" loext:opacity="100%" style:font-name="Raleway" fo:font-size="8pt" officeooo:paragraph-rsid="0189b1ed" style:font-size-asian="8pt" style:font-size-complex="8pt"/>
    </style:style>
    <style:style style:name="MP16" style:family="paragraph" style:parent-style-name="Standard">
      <style:paragraph-properties fo:text-align="start" style:justify-single-word="false"/>
      <style:text-properties style:font-name="Roboto regular" fo:font-size="8pt" officeooo:rsid="01a2dded" officeooo:paragraph-rsid="01a2dded" style:font-size-asian="8pt" style:font-size-complex="8pt"/>
    </style:style>
    <style:style style:name="MP17" style:family="paragraph" style:parent-style-name="Standard">
      <style:paragraph-properties fo:text-align="start" style:justify-single-word="false"/>
      <style:text-properties style:font-name="Raleway" fo:font-size="6pt" officeooo:rsid="01a2dded" officeooo:paragraph-rsid="01a2dded" style:font-size-asian="5.25pt" style:font-size-complex="6pt"/>
    </style:style>
    <style:style style:name="MP18" style:family="paragraph" style:parent-style-name="Standard">
      <style:paragraph-properties fo:text-align="start" style:justify-single-word="false"/>
      <style:text-properties style:font-name="Raleway" fo:font-size="7pt" officeooo:paragraph-rsid="01885362" style:font-size-asian="7pt" style:font-size-complex="7pt"/>
    </style:style>
    <style:style style:name="MP19" style:family="paragraph">
      <loext:graphic-properties draw:fill="solid" draw:fill-color="#bfc3c8"/>
      <style:paragraph-properties style:writing-mode="lr-tb"/>
    </style:style>
    <style:style style:name="MP20" style:family="paragraph" style:parent-style-name="Standard">
      <style:paragraph-properties fo:text-align="start" style:justify-single-word="false"/>
      <style:text-properties officeooo:paragraph-rsid="01a2dded"/>
    </style:style>
    <style:style style:name="MP21" style:family="paragraph" style:parent-style-name="Standard">
      <style:paragraph-properties fo:text-align="start" style:justify-single-word="false"/>
      <style:text-properties style:font-name="Raleway" fo:font-size="6pt" officeooo:paragraph-rsid="01885362" style:font-size-asian="5.25pt" style:font-size-complex="6pt"/>
    </style:style>
    <style:style style:name="MP22" style:family="paragraph" style:parent-style-name="Standard">
      <style:paragraph-properties fo:margin-top="0cm" fo:margin-bottom="0cm" style:contextual-spacing="false" fo:line-height="100%"/>
      <style:text-properties style:font-name="Raleway1" fo:font-size="7pt" officeooo:paragraph-rsid="01a2dded" style:font-size-asian="7pt" style:font-name-complex="Raleway1" style:font-size-complex="7pt"/>
    </style:style>
    <style:style style:name="MP2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Raleway1" fo:font-size="7pt" officeooo:paragraph-rsid="01a2dded" style:font-size-asian="7pt" style:font-name-complex="Raleway1" style:font-size-complex="7pt"/>
    </style:style>
    <style:style style:name="MP2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Raleway1" fo:font-size="6pt" officeooo:paragraph-rsid="01a2dded" style:font-size-asian="5.25pt" style:font-name-complex="Raleway1" style:font-size-complex="6pt"/>
    </style:style>
    <style:style style:name="MP25" style:family="paragraph" style:parent-style-name="Standard">
      <style:paragraph-properties fo:text-align="start" style:justify-single-word="false"/>
      <style:text-properties style:font-name="Roboto regular" fo:font-size="8pt" officeooo:paragraph-rsid="01885362" style:font-size-asian="8pt" style:font-size-complex="8pt"/>
    </style:style>
    <style:style style:name="MT1" style:family="text">
      <style:text-properties fo:color="#000000" loext:opacity="100%" fo:font-size="10.5pt" fo:font-weight="bold" officeooo:rsid="00a51477" style:font-size-asian="10.5pt" style:font-weight-asian="bold" style:font-size-complex="10.5pt" style:font-weight-complex="bold"/>
    </style:style>
    <style:style style:name="MT2" style:family="text">
      <style:text-properties fo:color="#000000" loext:opacity="100%" fo:font-size="10.5pt" fo:font-weight="bold" style:font-size-asian="10.5pt" style:font-weight-asian="bold" style:font-size-complex="10.5pt" style:font-weight-complex="bold"/>
    </style:style>
    <style:style style:name="MT3" style:family="text">
      <style:text-properties style:font-name="Raleway" fo:font-size="7pt" style:font-size-asian="7pt" style:font-size-complex="7pt"/>
    </style:style>
    <style:style style:name="MT4" style:family="text">
      <style:text-properties style:font-name="Raleway" fo:font-size="7pt" officeooo:rsid="01a2dded" style:font-size-asian="7pt" style:font-size-complex="7pt"/>
    </style:style>
    <style:style style:name="MT5" style:family="text">
      <style:text-properties style:font-name="Raleway" fo:font-size="7pt" officeooo:rsid="01a742e8" style:font-size-asian="7pt" style:font-size-complex="7pt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gr1" style:family="graphic">
      <style:graphic-properties draw:stroke="none" draw:fill="solid" draw:fill-color="#d8d8d8" draw:opacity="100%" draw:textarea-horizontal-align="left" draw:textarea-vertical-align="top" draw:auto-grow-height="false" fo:min-height="2.043cm" fo:min-width="1.08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solid" draw:fill-color="#d8d8d8" draw:opacity="100%" draw:textarea-horizontal-align="left" draw:textarea-vertical-align="top" draw:auto-grow-height="false" fo:min-height="0.27cm" fo:min-width="0.739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draw:fill="solid" draw:fill-color="#0060af" draw:opacity="100%" draw:textarea-horizontal-align="left" draw:textarea-vertical-align="top" draw:auto-grow-height="false" fo:min-height="0.857cm" fo:min-width="1.207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draw:fill="solid" draw:fill-color="#aaafb5" draw:opacity="100%" draw:textarea-horizontal-align="left" draw:textarea-vertical-align="top" draw:auto-grow-height="false" fo:min-height="1.025cm" fo:min-width="1.238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draw:fill="solid" draw:fill-color="#d6d8dc" draw:opacity="100%" draw:textarea-horizontal-align="left" draw:textarea-vertical-align="top" draw:auto-grow-height="false" fo:min-height="0.452cm" fo:min-width="0.374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eceeef" draw:opacity="100%" draw:textarea-horizontal-align="left" draw:textarea-vertical-align="top" draw:auto-grow-height="false" fo:min-height="1.238cm" fo:min-width="0.515cm" fo:padding-top="0.224cm" fo:padding-bottom="0.224cm" fo:padding-left="0.448cm" fo:padding-right="0.448cm" fo:wrap-option="wrap" draw:shadow-color="#808080" style:run-through="background"/>
    </style:style>
    <style:style style:name="Mgr8" style:family="graphic">
      <style:graphic-properties draw:stroke="none" draw:fill="solid" draw:fill-color="#d6d8dc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/>
    </style:style>
    <style:style style:name="Mgr9" style:family="graphic">
      <style:graphic-properties draw:stroke="none" draw:fill="solid" draw:fill-color="#d6d8dc" draw:textarea-horizontal-align="left" draw:textarea-vertical-align="top" draw:auto-grow-height="false" fo:min-height="0.263cm" fo:min-width="0cm" fo:padding-top="0.229cm" fo:padding-bottom="0.229cm" fo:padding-left="0.441cm" fo:padding-right="0.441cm" fo:wrap-option="wrap" draw:shadow-color="#808080" style:run-through="background"/>
    </style:style>
    <style:style style:name="Mgr10" style:family="graphic">
      <style:graphic-properties draw:stroke="none" draw:fill="solid" draw:fill-color="#d8d8d8" draw:textarea-horizontal-align="left" draw:textarea-vertical-align="top" draw:auto-grow-height="false" fo:min-height="0.732cm" fo:min-width="0.437cm" fo:padding-top="0.229cm" fo:padding-bottom="0.229cm" fo:padding-left="0.441cm" fo:padding-right="0.441cm" fo:wrap-option="wrap" draw:shadow-color="#808080" style:run-through="background"/>
    </style:style>
    <style:style style:name="Mgr11" style:family="graphic">
      <style:graphic-properties draw:stroke="none" draw:fill="solid" draw:fill-color="#eceee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/>
    </style:style>
    <style:style style:name="Mgr12" style:family="graphic">
      <style:graphic-properties draw:stroke="none" draw:fill="solid" draw:fill-color="#eceeef" draw:textarea-horizontal-align="left" draw:textarea-vertical-align="top" draw:auto-grow-height="false" fo:min-height="1.046cm" fo:min-width="0.787cm" fo:padding-top="0.229cm" fo:padding-bottom="0.229cm" fo:padding-left="0.441cm" fo:padding-right="0.441cm" fo:wrap-option="wrap" draw:shadow-color="#808080" style:run-through="background"/>
    </style:style>
    <style:style style:name="Mgr13" style:family="graphic">
      <style:graphic-properties draw:stroke="none" draw:fill="solid" draw:fill-color="#eceeef" draw:textarea-horizontal-align="left" draw:textarea-vertical-align="top" draw:auto-grow-height="false" fo:min-height="0.169cm" fo:min-width="0cm" fo:padding-top="0.229cm" fo:padding-bottom="0.229cm" fo:padding-left="0.441cm" fo:padding-right="0.441cm" fo:wrap-option="wrap" draw:shadow-color="#808080" style:run-through="background"/>
    </style:style>
    <style:style style:name="Mgr14" style:family="graphic">
      <style:graphic-properties draw:stroke="none" draw:fill="solid" draw:fill-color="#eceeef" draw:textarea-horizontal-align="left" draw:textarea-vertical-align="top" draw:auto-grow-height="false" fo:min-height="0.409cm" fo:min-width="0.081cm" fo:padding-top="0.229cm" fo:padding-bottom="0.229cm" fo:padding-left="0.441cm" fo:padding-right="0.441cm" fo:wrap-option="wrap" draw:shadow-color="#808080" style:run-through="background"/>
    </style:style>
    <style:style style:name="Mgr15" style:family="graphic">
      <style:graphic-properties draw:stroke="none" draw:fill="solid" draw:fill-color="#eceeef" draw:textarea-horizontal-align="left" draw:textarea-vertical-align="top" draw:auto-grow-height="false" fo:min-height="0.637cm" fo:min-width="0.337cm" fo:padding-top="0.229cm" fo:padding-bottom="0.229cm" fo:padding-left="0.441cm" fo:padding-right="0.441cm" fo:wrap-option="wrap" draw:shadow-color="#808080" style:run-through="background"/>
    </style:style>
    <style:style style:name="Mgr16" style:family="graphic">
      <style:graphic-properties draw:stroke="none" draw:fill="solid" draw:fill-color="#eceeef" draw:textarea-horizontal-align="left" draw:textarea-vertical-align="top" draw:auto-grow-height="false" fo:min-height="0.034cm" fo:min-width="0cm" fo:padding-top="0.229cm" fo:padding-bottom="0.229cm" fo:padding-left="0.441cm" fo:padding-right="0.441cm" fo:wrap-option="wrap" draw:shadow-color="#808080" style:run-through="background"/>
    </style:style>
    <style:style style:name="Mgr17" style:family="graphic">
      <style:graphic-properties draw:stroke="none" draw:fill="solid" draw:fill-color="#eceeef" draw:textarea-horizontal-align="left" draw:textarea-vertical-align="top" draw:auto-grow-height="false" fo:min-height="0.138cm" fo:min-width="0cm" fo:padding-top="0.229cm" fo:padding-bottom="0.229cm" fo:padding-left="0.441cm" fo:padding-right="0.441cm" fo:wrap-option="wrap" draw:shadow-color="#808080" style:run-through="background"/>
    </style:style>
    <style:style style:name="Mgr18" style:family="graphic">
      <style:graphic-properties draw:stroke="none" draw:fill="solid" draw:fill-color="#d6d8dc" draw:textarea-horizontal-align="left" draw:textarea-vertical-align="top" draw:auto-grow-height="false" fo:min-height="0.282cm" fo:min-width="0cm" fo:padding-top="0.229cm" fo:padding-bottom="0.229cm" fo:padding-left="0.441cm" fo:padding-right="0.441cm" fo:wrap-option="wrap" draw:shadow-color="#808080" style:run-through="background"/>
    </style:style>
    <style:style style:name="Mgr19" style:family="graphic">
      <style:graphic-properties draw:stroke="none" draw:fill="solid" draw:fill-color="#00aeef" draw:textarea-horizontal-align="left" draw:textarea-vertical-align="top" draw:auto-grow-height="false" fo:min-height="0.512cm" fo:min-width="0.198cm" fo:padding-top="0.229cm" fo:padding-bottom="0.229cm" fo:padding-left="0.441cm" fo:padding-right="0.441cm" fo:wrap-option="wrap" draw:shadow-color="#808080" style:run-through="background"/>
    </style:style>
    <style:style style:name="Mgr20" style:family="graphic">
      <style:graphic-properties draw:stroke="none" draw:fill="solid" draw:fill-color="#00aeef" draw:opacity="100%" draw:textarea-horizontal-align="left" draw:textarea-vertical-align="top" draw:auto-grow-height="false" fo:min-height="1.96cm" fo:min-width="1.656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draw:fill="solid" draw:fill-color="#bfc3c8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2" style:family="graphic">
      <style:graphic-properties draw:stroke="none" draw:fill="solid" draw:fill-color="#bfc3c8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="0cm" style:shadow="none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py3o.image(o.company_id.logo, 'png', width='1.5cm', height='1.5cm', isb64=True)" text:anchor-type="paragraph" svg:x="0.048cm" svg:y="-1.164cm" svg:width="1.799cm" draw:z-index="12"><draw:text-box fo:min-height="1.799cm"><text:p text:style-name="Frame_20_contents"/></draw:text-box></draw:frame><text:user-field-get text:name="py3o.o.company_id.bf_report_header">o.company_id.bf_report_header</text:user-field-get><draw:custom-shape text:anchor-type="char" draw:z-index="0" draw:name="Freeform 114" draw:style-name="Mgr1" draw:text-style-name="MP2" svg:width="1.976cm" svg:height="2.491cm" svg:x="17.526cm" svg:y="-1.499cm"><text:p/><draw:enhanced-geometry svg:viewBox="0 0 190 239" draw:extrusion-allowed="true" draw:glue-points="711200 855353 509069 896620 0 386409 172185 0 711200 0 711200 855353" draw:type="non-primitive" draw:enhanced-path="M 190 228 C 173 235 155 239 136 239 61 239 0 178 0 103 0 62 18 25 46 0 190 0 190 0 190 0 L 190 228 Z N"><draw:equation draw:name="f0" draw:formula=""/><draw:equation draw:name="f1" draw:formula=""/><draw:equation draw:name="f2" draw:formula=""/><draw:equation draw:name="f3" draw:formula="103-62"/><draw:equation draw:name="f4" draw:formula=""/><draw:equation draw:name="f5" draw:formula=""/><draw:equation draw:name="f6" draw:formula=""/><draw:equation draw:name="f7" draw:formula="atan2(2,12)/(pi/180)"/><draw:equation draw:name="f8" draw:formula="*8193/8193"/><draw:equation draw:name="f9" draw:formula="24577*-32768/6"/><draw:equation draw:name="f10" draw:formula="atan2(-9696,8)/(pi/180)"/><draw:equation draw:name="f11" draw:formula=""/><draw:equation draw:name="f12" draw:formula=""/><draw:equation draw:name="f13" draw:formula=""/></draw:enhanced-geometry></draw:custom-shape><draw:custom-shape text:anchor-type="char" draw:z-index="1" draw:name="Freeform 131" draw:style-name="Mgr2" draw:text-style-name="MP2" svg:width="1.636cm" svg:height="0.719cm" svg:x="7.818cm" svg:y="-1.499cm"><text:p/><draw:enhanced-geometry svg:viewBox="0 0 157 69" draw:extrusion-allowed="true" draw:glue-points="296197 258445 0 0 588645 0 296197 258445" draw:type="non-primitive" draw:enhanced-path="M 79 69 C 38 69 5 39 0 0 157 0 157 0 157 0 152 39 119 69 79 69 Z N"><draw:equation draw:name="f0" draw:formula=""/><draw:equation draw:name="f1" draw:formula="max(39,0)"/><draw:equation draw:name="f2" draw:formula=""/><draw:equation draw:name="f3" draw:formula=""/><draw:equation draw:name="f4" draw:formula=""/><draw:equation draw:name="f5" draw:formula="if(8,2,16384)"/><draw:equation draw:name="f6" draw:formula="*8193/24577"/><draw:equation draw:name="f7" draw:formula="4+8-"/><draw:equation draw:name="f8" draw:formula="max(4,-3699)"/><draw:equation draw:name="f9" draw:formula=""/></draw:enhanced-geometry></draw:custom-shape><draw:custom-shape text:anchor-type="char" draw:z-index="2" draw:name="Freeform 132" draw:style-name="Mgr3" draw:text-style-name="MP3" svg:width="2.103cm" svg:height="1.306cm" svg:x="12.647cm" svg:y="-1.499cm"><text:p/><draw:enhanced-geometry svg:viewBox="0 0 202 125" draw:extrusion-allowed="true" draw:glue-points="756920 90221 378460 469900 0 90221 11241 0 749426 0 756920 90221" draw:type="non-primitive" draw:enhanced-path="M 202 24 C 202 79 157 125 101 125 45 125 0 79 0 24 0 16 1 8 3 0 200 0 200 0 200 0 201 8 202 16 202 24 Z N"><draw:equation draw:name="f0" draw:formula=""/><draw:equation draw:name="f1" draw:formula=""/><draw:equation draw:name="f2" draw:formula=""/><draw:equation draw:name="f3" draw:formula="24-16"/><draw:equation draw:name="f4" draw:formula="8*3"/><draw:equation draw:name="f5" draw:formula=""/><draw:equation draw:name="f6" draw:formula="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-29512,8)/(pi/180)"/><draw:equation draw:name="f12" draw:formula=""/><draw:equation draw:name="f13" draw:formula=""/><draw:equation draw:name="f14" draw:formula=""/><draw:equation draw:name="f15" draw:formula="28530-11"/></draw:enhanced-geometry></draw:custom-shape><draw:custom-shape text:anchor-type="char" draw:z-index="5" draw:name="Freeform 133" draw:style-name="Mgr4" draw:text-style-name="MP4" svg:width="2.135cm" svg:height="1.474cm" svg:x="17.365cm" svg:y="-1.499cm"><text:p/><draw:enhanced-geometry svg:viewBox="0 0 205 141" draw:extrusion-allowed="true" draw:glue-points="768350 142898 382301 530225 0 142898 26236 0 742114 0 768350 142898" draw:type="non-primitive" draw:enhanced-path="M 205 38 C 205 95 159 141 102 141 46 141 0 95 0 38 0 25 2 12 7 0 198 0 198 0 198 0 202 12 205 25 205 38 Z N"><draw:equation draw:name="f0" draw:formula=""/><draw:equation draw:name="f1" draw:formula=""/><draw:equation draw:name="f2" draw:formula=""/><draw:equation draw:name="f3" draw:formula="38-25"/><draw:equation draw:name="f4" draw:formula="(12+7)/2"/><draw:equation draw:name="f5" draw:formula=""/><draw:equation draw:name="f6" draw:formula="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-18082,8)/(pi/180)"/><draw:equation draw:name="f12" draw:formula=""/><draw:equation draw:name="f13" draw:formula=""/><draw:equation draw:name="f14" draw:formula=""/><draw:equation draw:name="f15" draw:formula="21218-11"/></draw:enhanced-geometry></draw:custom-shape><draw:custom-shape text:anchor-type="char" draw:z-index="6" draw:name="Freeform 134" draw:style-name="Mgr5" draw:text-style-name="MP5" svg:width="1.271cm" svg:height="0.9cm" svg:x="16.552cm" svg:y="-1.499cm"><text:p/><draw:enhanced-geometry svg:viewBox="0 0 122 86" draw:extrusion-allowed="true" draw:glue-points="457200 94142 228600 323850 0 94142 18738 0 438462 0 457200 94142" draw:type="non-primitive" draw:enhanced-path="M 122 25 C 122 59 95 86 61 86 27 86 0 59 0 25 0 16 1 8 5 0 117 0 117 0 117 0 121 8 122 16 122 25 Z N"><draw:equation draw:name="f0" draw:formula=""/><draw:equation draw:name="f1" draw:formula=""/><draw:equation draw:name="f2" draw:formula=""/><draw:equation draw:name="f3" draw:formula="25-16"/><draw:equation draw:name="f4" draw:formula="8*5"/><draw:equation draw:name="f5" draw:formula=""/><draw:equation draw:name="f6" draw:formula="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-1552,8)/(pi/180)"/><draw:equation draw:name="f12" draw:formula=""/><draw:equation draw:name="f13" draw:formula="*cos(*(pi/180))"/><draw:equation draw:name="f14" draw:formula=""/><draw:equation draw:name="f15" draw:formula="-20290-6"/></draw:enhanced-geometry></draw:custom-shape><draw:g text:anchor-type="char" draw:z-index="7" draw:name="Shape1" draw:style-name="Mgr6"><draw:custom-shape draw:name="Freeform 115" draw:style-name="Mgr7" draw:text-style-name="MP6" svg:width="1.412cm" svg:height="1.687cm" svg:x="18.089cm" svg:y="2.577cm"><text:p/><draw:enhanced-geometry svg:viewBox="0 0 154 204" draw:extrusion-allowed="true" draw:glue-points="381470 0 575945 52512 575945 708912 381470 765175 0 382588 381470 0" draw:type="non-primitive" draw:enhanced-path="M 102 0 C 121 0 139 5 154 14 154 189 154 189 154 189 139 199 121 204 102 204 45 204 0 158 0 102 0 45 45 0 102 0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102-45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-11746,8)/(pi/180)"/><draw:equation draw:name="f12" draw:formula="-13879-8"/><draw:equation draw:name="f13" draw:formula=""/><draw:equation draw:name="f14" draw:formula=""/><draw:equation draw:name="f15" draw:formula=""/></draw:enhanced-geometry></draw:custom-shape><draw:custom-shape draw:name="Oval 116" draw:style-name="Mgr8" draw:text-style-name="MP7" svg:width="0.669cm" svg:height="0.604cm" svg:x="17.04cm" svg:y="1.9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Oval 117" draw:style-name="Mgr9" draw:text-style-name="MP7" svg:width="1.119cm" svg:height="1.019cm" svg:x="14.918cm" svg:y="0.4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18" draw:style-name="Mgr8" draw:text-style-name="MP7" svg:width="0.553cm" svg:height="0.495cm" svg:x="13.866cm" svg:y="0.9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19" draw:style-name="Mgr10" draw:text-style-name="MP8" svg:width="1.867cm" svg:height="1.682cm" svg:x="12.048cm" svg:y="-1.4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0" draw:style-name="Mgr11" draw:text-style-name="MP9" svg:width="0.479cm" svg:height="0.422cm" svg:x="16.339cm" svg:y="1.14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1" draw:style-name="Mgr11" draw:text-style-name="MP9" svg:width="0.514cm" svg:height="0.465cm" svg:x="15.267cm" svg:y="-0.44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2" draw:style-name="Mgr12" draw:text-style-name="MP9" svg:width="2.361cm" svg:height="2.126cm" svg:x="10.227cm" svg:y="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3" draw:style-name="Mgr13" draw:text-style-name="MP9" svg:width="0.976cm" svg:height="0.886cm" svg:x="13.214cm" svg:y="2.89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4" draw:style-name="Mgr14" draw:text-style-name="MP9" svg:width="1.362cm" svg:height="1.225cm" svg:x="17.343cm" svg:y="0.2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5" draw:style-name="Mgr15" draw:text-style-name="MP9" svg:width="1.721cm" svg:height="1.548cm" svg:x="9.107cm" svg:y="-0.97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6" draw:style-name="Mgr16" draw:text-style-name="MP9" svg:width="0.782cm" svg:height="0.694cm" svg:x="14.286cm" svg:y="-0.44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7" draw:style-name="Mgr17" draw:text-style-name="MP9" svg:width="0.937cm" svg:height="0.844cm" svg:x="12.351cm" svg:y="0.03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8" draw:style-name="Mgr17" draw:text-style-name="MP9" svg:width="0.937cm" svg:height="0.844cm" svg:x="8.968cm" svg:y="0.87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9" draw:style-name="Mgr18" draw:text-style-name="MP7" svg:width="1.154cm" svg:height="1.045cm" svg:x="16.013cm" svg:y="-0.4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Oval 130" draw:style-name="Mgr8" draw:text-style-name="MP7" svg:width="0.678cm" svg:height="0.613cm" svg:x="17.996cm" svg:y="3.8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Oval 135" draw:style-name="Mgr19" draw:text-style-name="MP10" svg:width="1.525cm" svg:height="1.373cm" svg:x="15.313cm" svg:y="-1.4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custom-shape text:anchor-type="char" draw:z-index="8" draw:name="Freeform 136" draw:style-name="Mgr20" draw:text-style-name="MP11" svg:width="2.553cm" svg:height="2.408cm" svg:x="9.241cm" svg:y="-1.499cm"><text:p/><draw:enhanced-geometry svg:viewBox="0 0 245 231" draw:extrusion-allowed="true" draw:glue-points="918845 408998 461298 866775 0 408998 243775 0 675070 0 918845 408998" draw:type="non-primitive" draw:enhanced-path="M 245 109 C 245 176 190 231 123 231 55 231 0 176 0 109 0 61 26 21 65 0 180 0 180 0 180 0 219 21 245 61 245 109 Z N"><draw:equation draw:name="f0" draw:formula=""/><draw:equation draw:name="f1" draw:formula=""/><draw:equation draw:name="f2" draw:formula=""/><draw:equation draw:name="f3" draw:formula="109-61"/><draw:equation draw:name="f4" draw:formula=""/><draw:equation draw:name="f5" draw:formula=""/><draw:equation draw:name="f6" draw:formula="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1341,8)/(pi/180)"/><draw:equation draw:name="f12" draw:formula=""/><draw:equation draw:name="f13" draw:formula=""/><draw:equation draw:name="f14" draw:formula=""/><draw:equation draw:name="f15" draw:formula="19710-10"/></draw:enhanced-geometry></draw:custom-shape></text:p>
      </style:header>
      <style:footer>
        <text:user-field-decls>
          <text:user-field-decl office:value-type="string" office:string-value="o.company_id.bf_report_footer" text:name="py3o.o.company_id.bf_report_footer"/>
        </text:user-field-decls>
        <table:table table:name="Tabla4" table:style-name="Tabla4">
          <table:table-column table:style-name="Tabla4.A" table:number-columns-repeated="2"/>
          <table:table-column table:style-name="Tabla4.C"/>
          <table:table-column table:style-name="Tabla4.D"/>
          <table:table-row table:style-name="TableLine485444784">
            <table:table-cell table:style-name="Tabla4.A1" table:number-columns-spanned="4" office:value-type="string">
              <text:p text:style-name="MP13">Payment Method</text:p>
            </table:table-cell>
            <table:covered-table-cell/>
            <table:covered-table-cell/>
            <table:covered-table-cell/>
          </table:table-row>
          <table:table-row table:style-name="TableLine484731488">
            <table:table-cell table:style-name="Tabla4.A1" office:value-type="string">
              <text:p text:style-name="MP14">PayPal</text:p>
            </table:table-cell>
            <table:table-cell table:style-name="Tabla4.B2" office:value-type="string">
              <text:p text:style-name="MP14">Skrills</text:p>
            </table:table-cell>
            <table:table-cell table:style-name="Tabla4.B2" office:value-type="string">
              <text:p text:style-name="MP14">Payment Address</text:p>
            </table:table-cell>
            <table:table-cell table:style-name="Tabla4.A1" table:number-rows-spanned="2" office:value-type="string">
              <text:p text:style-name="MP15"><text:user-field-get text:name="py3o.o.company_id.bf_report_footer">o.company_id.bf_report_footer</text:user-field-get></text:p>
            </table:table-cell>
          </table:table-row>
          <table:table-row table:style-name="Tabla4.3">
            <table:table-cell table:style-name="Tabla4.A1" office:value-type="string">
              <text:p text:style-name="MP16"><text:a xlink:type="simple" xlink:href="mailto:Info@payment.com" text:style-name="Internet_20_link" text:visited-style-name="Visited_20_Internet_20_Link"><text:span text:style-name="MT3">Info@payment.com</text:span></text:a></text:p>
              <text:p text:style-name="MP17"/>
              <text:p text:style-name="MP18"><draw:custom-shape text:anchor-type="paragraph" draw:z-index="3" draw:name="Rectangle 74" draw:style-name="Mgr21" draw:text-style-name="MP19" svg:width="0.71cm" svg:height="0.071cm" svg:x="0cm" svg:y="0cm"><text:p/><draw:enhanced-geometry svg:viewBox="0 0 21600 21600" draw:type="rectangle" draw:enhanced-path="M 0 0 L 21600 0 21600 21600 0 21600 0 0 Z N"/></draw:custom-shape></text:p>
            </table:table-cell>
            <table:table-cell table:style-name="Tabla4.A1" office:value-type="string">
              <text:p text:style-name="MP20"><text:span text:style-name="MT4">i</text:span><text:a xlink:type="simple" xlink:href="mailto:info@sk.com" text:style-name="Internet_20_link" text:visited-style-name="Visited_20_Internet_20_Link"><text:span text:style-name="MT5">mailto:info@sk.com</text:span></text:a></text:p>
              <text:p text:style-name="MP21"/>
              <text:p text:style-name="MP18"><draw:custom-shape text:anchor-type="paragraph" draw:z-index="4" draw:name="Rectangle 74" draw:style-name="Mgr21" draw:text-style-name="MP19" svg:width="0.71cm" svg:height="0.071cm" svg:x="0cm" svg:y="0cm"><text:p/><draw:enhanced-geometry svg:viewBox="0 0 21600 21600" draw:type="rectangle" draw:enhanced-path="M 0 0 L 21600 0 21600 21600 0 21600 0 0 Z N"/></draw:custom-shape></text:p>
            </table:table-cell>
            <table:table-cell table:style-name="Tabla4.A1" office:value-type="string">
              <text:p text:style-name="MP22">Chalkjadu Road, Badurtola, Bogra 5800</text:p>
              <text:p text:style-name="MP23">Dhaka, Bangladesh</text:p>
              <text:p text:style-name="MP24"/>
              <text:p text:style-name="MP25"><draw:custom-shape text:anchor-type="as-char" draw:z-index="11" draw:name="Rectangle 74" draw:style-name="Mgr22" draw:text-style-name="MP19" svg:width="0.71cm" svg:height="0.071cm"><text:p/><draw:enhanced-geometry svg:viewBox="0 0 21600 21600" draw:type="rectangle" draw:enhanced-path="M 0 0 L 21600 0 21600 21600 0 21600 0 0 Z N"/></draw:custom-shape></text:p>
            </table:table-cell>
            <table:covered-table-cell table:style-name="Tabla4.A1"/>
          </table:table-row>
        </table:table>
        <text:p text:style-name="MP12"><text:span text:style-name="MT1"><text:page-number text:select-page="current">1</text:page-number></text:span><text:span text:style-name="MT1"><text:s/></text:span><text:span text:style-name="MT2">/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7:17:07.392912038</dc:date>
    <meta:editing-duration>P3DT4H26M32S</meta:editing-duration>
    <meta:editing-cycles>410</meta:editing-cycles>
    <meta:document-statistic meta:table-count="4" meta:image-count="0" meta:object-count="0" meta:page-count="1" meta:paragraph-count="79" meta:word-count="107" meta:character-count="1137" meta:non-whitespace-character-count="1106"/>
  </office:meta>
</office:document-meta>
</file>